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5D000009D9278D2DF5.svm"/>
  <manifest:file-entry manifest:media-type="" manifest:full-path="Pictures/2000000700003C6700002BE98AED5738.svm"/>
  <manifest:file-entry manifest:media-type="" manifest:full-path="Pictures/20000007000027B000004328617F3F81.svm"/>
  <manifest:file-entry manifest:media-type="" manifest:full-path="Pictures/2000000700003F7B00002784E99742CA.svm"/>
  <manifest:file-entry manifest:media-type="" manifest:full-path="Pictures/2000000700001D0C000003B4326FBC7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rif" svg:font-family="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3" style:family="paragraph" style:parent-style-name="Standard">
      <style:text-properties fo:font-size="12pt" fo:font-style="italic" style:text-underline-style="solid" style:text-underline-width="auto" style:text-underline-color="font-color" style:font-size-asian="12pt" style:font-style-asian="italic" style:font-size-complex="12pt" style:font-style-complex="italic"/>
    </style:style>
    <style:style style:name="P4" style:family="paragraph" style:parent-style-name="Standard">
      <style:text-properties style:font-name="serif" fo:font-size="9.60000038146973pt"/>
    </style:style>
    <style:style style:name="P5" style:family="paragraph" style:parent-style-name="Standard">
      <style:text-properties style:font-name="serif" fo:font-size="9.60000038146973pt" fo:font-style="italic" style:text-underline-style="solid" style:text-underline-width="auto" style:text-underline-color="font-color" style:font-size-asian="12pt" style:font-style-asian="italic" style:font-size-complex="12pt" style:font-style-complex="italic"/>
    </style:style>
    <style:style style:name="P6" style:family="paragraph" style:parent-style-name="Standard">
      <style:paragraph-properties fo:padding="0.0291in" fo:border-left="none" fo:border-right="none" fo:border-top="none" fo:border-bottom="0.0008in solid #000000" style:join-border="false"/>
      <style:text-properties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Heading_20_1">
      <style:text-properties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style:text-underline-style="none"/>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style:text-position="super 58%"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al Learning</text:p>
      <text:p text:style-name="P1"><text:span text:style-name="T1"/></text:p>
      <text:p text:style-name="P2"><text:span text:style-name="T1">Data Mining </text:span><text:span text:style-name="T2"><text:s/></text:span><text:span text:style-name="T1">- Practical Machine Learning Tools and Techniques</text:span></text:p>
      <text:p text:style-name="P2"><text:span text:style-name="T2"/></text:p>
      <text:p text:style-name="P2"><text:span text:style-name="T2">Ian H. Witten &amp; Eibe Frank</text:span></text:p>
      <text:p text:style-name="P2"><text:span text:style-name="T2"/></text:p>
      <text:p text:style-name="P2"><text:span text:style-name="T2">2</text:span><text:span text:style-name="T4">nd</text:span><text:span text:style-name="T2"> Ed.</text:span></text:p>
      <text:p text:style-name="P2"><text:span text:style-name="T2"/></text:p>
      <text:p text:style-name="P2"><text:span text:style-name="T2">Elsevier</text:span></text:p>
      <text:p text:style-name="P2"><text:span text:style-name="T2"/></text:p>
      <text:p text:style-name="P2"><text:span text:style-name="T2">2005</text:span></text:p>
      <text:p text:style-name="P2"><text:span text:style-name="T2"/></text:p>
      <text:p text:style-name="P2"><text:span text:style-name="T2">0120884070</text:span></text:p>
      <text:p text:style-name="P2"><text:span text:style-name="T2"/></text:p>
      <text:p text:style-name="P3"><text:span text:style-name="T2"/></text:p>
      <text:p text:style-name="P3"><text:span text:style-name="T2">p. 41 ff</text:span></text:p>
      <text:p text:style-name="P3"><text:span text:style-name="T2"/></text:p>
      <text:p text:style-name="P3"><text:span text:style-name="T2">input: “takes the form of </text:span><text:span text:style-name="T1">concepts</text:span><text:span text:style-name="T2">, </text:span><text:span text:style-name="T1">instances</text:span><text:span text:style-name="T2">, and </text:span><text:span text:style-name="T1">attributes</text:span><text:span text:style-name="T2">” (p. 41)</text:span></text:p>
      <text:p text:style-name="P3"><text:span text:style-name="T2"/></text:p>
      <text:p text:style-name="P3"><text:span text:style-name="T2">the thing to be learned: “</text:span><text:span text:style-name="T1">concept description</text:span><text:span text:style-name="T2">” (p. 41)</text:span></text:p>
      <text:p text:style-name="P3"><text:span text:style-name="T2">→ result intelligible and operational (being applicable to actual examples)</text:span></text:p>
      <text:p text:style-name="P3"><text:span text:style-name="T2"/></text:p>
      <text:p text:style-name="P3"><text:span text:style-name="T2">information is set of instances </text:span></text:p>
      <text:p text:style-name="P3"><text:span text:style-name="T2"/></text:p>
      <text:p text:style-name="P3"><text:span text:style-name="T2">(p. 43)</text:span></text:p>
      <text:p text:style-name="P3"><text:span text:style-name="T2">supervised: “the method operates under supervision by being provided with the actual outcome for each of the training examples”</text:span></text:p>
      <text:p text:style-name="P3"><text:span text:style-name="T2"/></text:p>
      <text:p text:style-name="P3"><text:span text:style-name="T2">outcome: class of example <text:s/>(eastbound ↔ westbound) </text:span></text:p>
      <text:p text:style-name="P3"><text:span text:style-name="T2"/></text:p>
      <text:p text:style-name="P3"><text:span text:style-name="T2">“The success of classification learning can be judged by trying out the concept description that is learned on an independent set of test data for which the true classifications are known but not made available to the machine. The success rate on test data gives an objective measure of how well the concept has been learned.”</text:span></text:p>
      <text:p text:style-name="P3"><text:span text:style-name="T2"/></text:p>
      <text:p text:style-name="P3"><text:span text:style-name="T2">to model relationships → denormalize: flattening of data <text:s/>(p.47)</text:span></text:p>
      <text:p text:style-name="P3"><text:span text:style-name="T2"/></text:p>
      <text:p text:style-name="P3"><text:span text:style-name="T2">ancestor problem: arbitrarily deep → recursive definition which can be learned by ILP</text:span></text:p>
      <text:p text:style-name="P3"><text:span text:style-name="T2">“The real drawback of such techniques, however, are that they do not cope well with noisy data, and they tend to be so slow as to be unusuable on anything but small artificial datasets.” p. 49</text:span></text:p>
      <text:p text:style-name="P3"><text:span text:style-name="T2"/></text:p>
      <text:p text:style-name="P6"><text:span text:style-name="T2"/></text:p>
      <text:p text:style-name="P3"><text:span text:style-name="T2"/></text:p>
      <text:h text:style-name="P7" text:outline-level="1"><text:span text:style-name="Strong_20_Emphasis"><text:span text:style-name="T2">Inductive Logic Programming: From Machine Learning to Software Engineering</text:span></text:span></text:h>
      <text:p text:style-name="P3"><text:span text:style-name="T2">Francesco Bergadano</text:span></text:p>
      <text:p text:style-name="P3"><text:span text:style-name="T2">Daniele Gunetti</text:span></text:p>
      <text:p text:style-name="P3"><text:span text:style-name="T2"/></text:p>
      <text:p text:style-name="P3"><text:span text:style-name="T2">MIT Press Cambridge, MA USA 1995</text:span></text:p>
      <text:p text:style-name="P3"><text:span text:style-name="T2"/></text:p>
      <text:p text:style-name="P3"><text:soft-page-break/><text:span text:style-name="T2"/></text:p>
      <text:p text:style-name="P6"><text:span text:style-name="T2"/></text:p>
      <text:p text:style-name="P3"><text:span text:style-name="T2"/></text:p>
      <text:p text:style-name="P3"><text:span text:style-name="T2"/></text:p>
      <text:p text:style-name="P3"><text:a xlink:type="simple" xlink:href="https://ai2-s2-pdfs.s3.amazonaws.com/3653/83c85da4a558625a78aa086ec767a791e2d8.pdf" text:style-name="Internet_20_link" text:visited-style-name="Visited_20_Internet_20_Link"><text:span text:style-name="T2">https://ai2-s2-pdfs.s3.amazonaws.com/3653/83c85da4a558625a78aa086ec767a791e2d8.pdf</text:span></text:a></text:p>
      <text:p text:style-name="P3"><text:span text:style-name="T2"/></text:p>
      <text:p text:style-name="P3"><text:span text:style-name="T2">Peter Turney</text:span></text:p>
      <text:p text:style-name="P3"><text:span text:style-name="T2"/></text:p>
      <text:p text:style-name="P3"><text:span text:style-name="T1">Low Size-Complexity Inductive Logic Programming: The East-West Challenge Considered as a Problem in Cost-Sensitive Classification</text:span></text:p>
      <text:p text:style-name="P3"><text:span text:style-name="T2"/></text:p>
      <text:p text:style-name="P3"><text:span text:style-name="T2"/></text:p>
      <text:p text:style-name="P3"><text:span text:style-name="T2"/></text:p>
      <text:p text:style-name="P3"><text:span text:style-name="T3">Muggleton</text:span><text:span text:style-name="T2">: generate trains with a PROLOG program </text:span></text:p>
      <text:p text:style-name="P3"><text:span text:style-name="T2"/></text:p>
      <text:p text:style-name="P3"><text:span text:style-name="T2">approach: </text:span></text:p>
      <text:p text:style-name="P3"><text:span text:style-name="T2">Classify trains into East and West using an arbitray human-generated rule, called “Theory X”. The challenge was to discover Theory X or a simpler theory (rule). The complexity of a rule was measured by representing the rule as a Prolog program and calculating the sum of the number of clause occurrences, the number of term occurences, and the number of atom occurences.”</text:span></text:p>
      <text:p text:style-name="P3"><text:span text:style-name="T2"/></text:p>
      <text:p text:style-name="P3"><text:span text:style-name="T2">Michie et al. (total of 20 trains)</text:span></text:p>
      <text:p text:style-name="P3"><text:span text:style-name="T2"/></text:p>
      <text:p text:style-name="P3"><text:span text:style-name="T2">“If ILP is defined as the intersection of Induction and Logic Programming, then, by definition, any computer-generated or computer-assisted entries in the East-West Challenge were the product of ILP.”</text:span></text:p>
      <text:p text:style-name="P3"><text:span text:style-name="T2"/></text:p>
      <text:p text:style-name="P3"><text:span text:style-name="T2"/></text:p>
      <text:p text:style-name="P6"><text:span text:style-name="T2"/></text:p>
      <text:p text:style-name="P3"><text:span text:style-name="T2"/></text:p>
      <text:p text:style-name="P3"><text:span text:style-name="T2"/></text:p>
      <text:p text:style-name="P3"><text:span text:style-name="T2"/></text:p>
      <text:p text:style-name="P3"><text:span text:style-name="T2">1. Decide: </text:span></text:p>
      <text:p text:style-name="P3"><text:span text:style-name="T2"/></text:p>
      <text:p text:style-name="P3"><text:span text:style-name="T2">level of complexity of the trains</text:span></text:p>
      <text:p text:style-name="P3"><text:span text:style-name="T2"/></text:p>
      <text:p text:style-name="P3"><text:span text:style-name="T2">How many attributes </text:span></text:p>
      <text:p text:style-name="P3"><text:span text:style-name="T2"/></text:p>
      <text:p text:style-name="P3"><text:span text:style-name="T2">2. Define Rules:</text:span></text:p>
      <text:p text:style-name="P3"><text:span text:style-name="T2"/></text:p>
      <text:p text:style-name="P3"><text:span text:style-name="T2">Only one rule? Rest overhead?</text:span></text:p>
      <text:p text:style-name="P3"><text:span text:style-name="T2"/></text:p>
      <text:p text:style-name="P3"><text:span text:style-name="T2">Randomly classify sets of trains as East and Westbound → find theory with minimal total complexity</text:span></text:p>
      <text:p text:style-name="P3"><text:span text:style-name="T2"/></text:p>
      <text:p text:style-name="P3"><text:span text:style-name="T2">Representation of trains as Prolog programs (can Rapidminer deal with them?)</text:span></text:p>
      <text:p text:style-name="P3"><text:span text:style-name="T2"/></text:p>
      <text:p text:style-name="P3"><text:span text:style-name="T2"/></text:p>
      <text:p text:style-name="P3"><draw:frame draw:style-name="fr2" draw:name="Grafik2" text:anchor-type="paragraph" svg:width="2.928in" svg:height="0.3728in" draw:z-index="1"><draw:image xlink:href="Pictures/2000000700001D0C000003B4326FBC7D.svm" xlink:type="simple" xlink:show="embed" xlink:actuate="onLoad"/></draw:frame><text:span text:style-name="T2"/></text:p>
      <text:p text:style-name="P3"><draw:frame draw:style-name="fr1" draw:name="Grafik1" text:anchor-type="paragraph" svg:x="0.9701in" svg:y="0.0791in" svg:width="4.8744in" svg:height="0.9925in" draw:z-index="0"><draw:image xlink:href="Pictures/200000070000305D000009D9278D2DF5.svm" xlink:type="simple" xlink:show="embed" xlink:actuate="onLoad"/></draw:frame><text:soft-page-break/><text:span text:style-name="T2"/></text:p>
      <text:p text:style-name="P3"><text:span text:style-name="T2"/></text:p>
      <text:p text:style-name="P3"><text:span text:style-name="T2">Beispielhafte Features: 28 wie bei Michie et al. (1994)</text:span></text:p>
      <text:p text:style-name="P3"><text:span text:style-name="T2">→ 28 features that apply to a car</text:span></text:p>
      <text:p text:style-name="P3"><text:span text:style-name="T2">→ 28*27/2 = 378 features (all possible unordered pairs) e.g.: ellipse_triangle_load → 1 if true, else 0</text:span></text:p>
      <text:p text:style-name="P3"><text:span text:style-name="T2">→ 28*28 = 784 features (all possible ordered pairs) for relation infront(T, C1, C2) e.g.: <text:tab/>u_shaped_infront_peaked_roof</text:span></text:p>
      <text:p text:style-name="P3"><text:span text:style-name="T2">→ 9 predicats that apply to the train e.g.: train_4 → true if trains has 4 cars</text:span></text:p>
      <text:p text:style-name="P3"><text:span text:style-name="T2"/></text:p>
      <text:p text:style-name="P3"><draw:frame draw:style-name="fr1" draw:name="Grafik3" text:anchor-type="paragraph" svg:x="1.4626in" svg:y="0.7626in" svg:width="3.4634in" svg:height="5.8661in" draw:z-index="2"><draw:image xlink:href="Pictures/20000007000027B000004328617F3F81.svm" xlink:type="simple" xlink:show="embed" xlink:actuate="onLoad"/></draw:frame><text:span text:style-name="T2">→ feature vector has 1199 elements (if even more specific rarely useful since mostly of value 0 as to specific)</text:span></text:p>
      <text:p text:style-name="P3"><text:span text:style-name="T2"/></text:p>
      <text:p text:style-name="P3"><text:span text:style-name="T2"/></text:p>
      <text:p text:style-name="P3"><text:soft-page-break/><text:span text:style-name="T2">Question: how complex should our representation be?</text:span></text:p>
      <text:p text:style-name="P3"><text:span text:style-name="T2"/></text:p>
      <text:p text:style-name="P3"><text:span text:style-name="T2">Assign a cost to each feature: </text:span></text:p>
      <text:p text:style-name="P3"><text:span text:style-name="T2">e.g.: </text:span></text:p>
      <text:p text:style-name="P3"><text:span text:style-name="T2"/></text:p>
      <text:p text:style-name="P3"><draw:frame draw:style-name="fr2" draw:name="Grafik4" text:anchor-type="paragraph" svg:width="4.2791in" svg:height="2.789in" draw:z-index="3"><draw:image xlink:href="Pictures/2000000700003C6700002BE98AED5738.svm" xlink:type="simple" xlink:show="embed" xlink:actuate="onLoad"/></draw:frame><text:span text:style-name="T2"/></text:p>
      <text:p text:style-name="P3"><text:span text:style-name="T2"/></text:p>
      <text:p text:style-name="P3"><text:span text:style-name="T2">Result: decision tree?</text:span></text:p>
      <text:p text:style-name="P3"><text:span text:style-name="T2"/></text:p>
      <text:p text:style-name="P3"><draw:frame draw:style-name="fr2" draw:name="Grafik5" text:anchor-type="paragraph" svg:width="6.398in" svg:height="3.9827in" draw:z-index="4"><draw:image xlink:href="Pictures/2000000700003F7B00002784E99742CA.svm" xlink:type="simple" xlink:show="embed" xlink:actuate="onLoad"/></draw:frame><text:span text:style-name="T2"/></text:p>
      <text:p text:style-name="P6"><text:span text:style-name="T2"/></text:p>
      <text:p text:style-name="P3"><text:span text:style-name="T2"/></text:p>
      <text:p text:style-name="P5"><text:span text:style-name="T2">Michie, D., Muggleton, S., Page, D., &amp; Srinivasan, A. (1994). To the international</text:span></text:p>
      <text:p text:style-name="P4">computing community: A new East-West challenge. Oxford University</text:p>
      <text:p text:style-name="P4"><text:soft-page-break/>Computing Laboratory, Oxford, UK.</text:p>
      <text:p text:style-name="P3"><text:span text:style-name="T2"/></text:p>
      <text:p text:style-name="P3"><text:a xlink:type="simple" xlink:href="https://pdfs.semanticscholar.org/9c08/338f2bf220f0a1e4e00d33ccfa48c5b768aa.pdf" text:style-name="Internet_20_link" text:visited-style-name="Visited_20_Internet_20_Link"><text:span text:style-name="T2">https://pdfs.semanticscholar.org/9c08/338f2bf220f0a1e4e00d33ccfa48c5b768aa.pdf</text:span></text:a></text:p>
      <text:p text:style-name="P3"><text:span text:style-name="T2"/></text:p>
      <text:p text:style-name="P3"><text:span text:style-name="T2">offer prolog train generator </text:span></text:p>
      <text:p text:style-name="P3"><text:span text:style-name="T2"/></text:p>
      <text:p text:style-name="P6"><text:span text:style-name="T2"/></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rif" svg:font-family="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0T11:05:55.51</meta:creation-date>
    <dc:date>2017-05-30T13:55:46.34</dc:date>
    <meta:editing-duration>PT8M29S</meta:editing-duration>
    <meta:editing-cycles>1</meta:editing-cycles>
    <meta:generator>OpenOffice/4.1.2$Win32 OpenOffice.org_project/412m3$Build-9782</meta:generator>
    <meta:document-statistic meta:table-count="0" meta:image-count="5" meta:object-count="0" meta:page-count="5" meta:paragraph-count="53" meta:word-count="528" meta:character-count="3434"/>
  </office:meta>
</office:document-meta>
</file>